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ff00ff" draw:fill="none"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5.7cm" svg:y1="0.6cm" svg:x2="25.7cm" svg:y2="12.7cm">
          <text:p/>
        </draw:line>
        <draw:line draw:style-name="gr1" draw:text-style-name="P1" draw:layer="measurelines" svg:x1="20.2cm" svg:y1="0.6cm" svg:x2="20.2cm" svg:y2="12.7cm">
          <text:p/>
        </draw:line>
        <draw:line draw:style-name="gr1" draw:text-style-name="P1" draw:layer="measurelines" svg:x1="17.7cm" svg:y1="0.6cm" svg:x2="17.7cm" svg:y2="12.6cm">
          <text:p/>
        </draw:line>
        <draw:line draw:style-name="gr1" draw:text-style-name="P1" draw:layer="measurelines" svg:x1="14.2cm" svg:y1="0.6cm" svg:x2="14.2cm" svg:y2="12.6cm">
          <text:p/>
        </draw:line>
        <draw:line draw:style-name="gr1" draw:text-style-name="P1" draw:layer="measurelines" svg:x1="11.7cm" svg:y1="0.6cm" svg:x2="11.7cm" svg:y2="12.6cm">
          <text:p/>
        </draw:line>
        <draw:line draw:style-name="gr1" draw:text-style-name="P1" draw:layer="measurelines" svg:x1="3.7cm" svg:y1="0.5cm" svg:x2="3.7cm" svg:y2="12.6cm">
          <text:p/>
        </draw:line>
        <draw:line draw:style-name="gr1" draw:text-style-name="P1" draw:layer="measurelines" svg:x1="6.2cm" svg:y1="0.5cm" svg:x2="6.2cm" svg:y2="12.7cm">
          <text:p/>
        </draw:line>
        <draw:line draw:style-name="gr1" draw:text-style-name="P1" draw:layer="measurelines" svg:x1="2.2cm" svg:y1="0.5cm" svg:x2="2.2cm" svg:y2="12.8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12.7cm">
          <text:p/>
        </draw:line>
        <draw:line draw:style-name="gr1" draw:text-style-name="P1" draw:layer="measurelines" svg:x1="27.1cm" svg:y1="0.5cm" svg:x2="27.1cm" svg:y2="12.7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9cm" svg:y1="0.5cm" svg:x2="29cm" svg:y2="9.3cm">
          <text:p/>
        </draw:line>
        <draw:line draw:style-name="gr1" draw:text-style-name="P1" draw:layer="measurelines" svg:x1="29.5cm" svg:y1="0.5cm" svg:x2="29.5cm" svg:y2="9.3cm">
          <text:p/>
        </draw:line>
        <draw:custom-shape draw:style-name="gr2" draw:text-style-name="P1" draw:layer="measurelines" svg:width="2.5cm" svg:height="8.5cm" svg:x="29cm" svg:y="0.6cm">
          <text:p/>
          <draw:enhanced-geometry svg:viewBox="0 0 21600 21600" draw:mirror-horizontal="false" draw:mirror-vertical="false" draw:type="rectangle" draw:enhanced-path="M 0 0 L 21600 0 21600 21600 0 21600 0 0 Z N"/>
        </draw:custom-shape>
        <draw:line draw:style-name="gr1" draw:text-style-name="P1" draw:layer="measurelines" svg:x1="30.999cm" svg:y1="0.499cm" svg:x2="30.999cm" svg:y2="9.299cm">
          <text:p/>
        </draw:line>
        <draw:line draw:style-name="gr1" draw:text-style-name="P1" draw:layer="measurelines" svg:x1="29.899cm" svg:y1="0.499cm" svg:x2="29.899cm" svg:y2="10.2cm">
          <text:p/>
        </draw:line>
        <draw:line draw:style-name="gr1" draw:text-style-name="P1" draw:layer="measurelines" svg:x1="30.599cm" svg:y1="0.499cm" svg:x2="30.599cm" svg:y2="10cm">
          <text:p/>
        </draw:line>
        <draw:polygon draw:style-name="gr4" draw:text-style-name="P1" draw:layer="layout" svg:width="2.499cm" svg:height="8.499cm" draw:transform="rotate (-3.14159265358979) translate (31.5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2" draw:text-style-name="P1" draw:layer="measurelines" svg:width="26.9cm" svg:height="2.5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5cm" svg:x2="28cm" svg:y2="11.5cm">
          <text:p/>
        </draw:line>
        <draw:line draw:style-name="gr1" draw:text-style-name="P1" draw:layer="measurelines" svg:x1="0.7cm" svg:y1="10.4cm" svg:x2="29.8cm" svg:y2="10.4cm">
          <text:p/>
        </draw:line>
        <draw:line draw:style-name="gr1" draw:text-style-name="P1" draw:layer="measurelines" svg:x1="0.7cm" svg:y1="11.1cm" svg:x2="29.8cm" svg:y2="11.1cm">
          <text:p/>
        </draw:line>
        <draw:polygon draw:style-name="gr4"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5.799cm" svg:height="7.499cm" svg:x="1.2cm" svg:y="17.4cm" svg:viewBox="0 0 25800 7500" draw:points="25800,500 25300,500 25300,0 24800,0 24800,500 23300,500 23300,0 20800,0 20800,500 15300,500 15300,0 12800,0 12800,500 9300,500 9300,0 6800,0 6800,500 1300,500 1300,0 500,0 500,500 0,500 0,1000 500,1000 500,2500 0,2500 0,3000 500,3000 500,4500 0,4500 0,5000 500,5000 500,6500 0,6500 0,7000 500,7000 500,7500 1300,7500 1300,7000 6800,7000 6800,7500 9300,7500 9300,7000 12800,7000 12800,7500 15300,7500 15300,7000 20800,7000 20800,7500 23300,7500 23300,7000 24800,7000 24800,7500 25300,7500 25300,7000 25800,7000 25800,6500 25300,6500 25300,5000 25800,5000 25800,4500 25300,4500 25300,3000 25800,3000 25800,2500 25300,2500 25300,1000 25800,1000">
          <text:p/>
        </draw:polygon>
        <draw:custom-shape draw:style-name="gr3" draw:text-style-name="P1" draw:layer="layout" svg:width="0.6cm" svg:height="0.6cm" svg:x="5.299cm" svg:y="20.8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65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8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399cm" svg:y1="0.599cm" svg:x2="26.399cm" svg:y2="12.699cm">
          <text:p/>
        </draw:line>
        <draw:line draw:style-name="gr1" draw:text-style-name="P1" draw:layer="layout" svg:x1="0.699cm" svg:y1="1.799cm" svg:x2="32.299cm" svg:y2="1.799cm">
          <text:p/>
        </draw:line>
        <draw:line draw:style-name="gr1" draw:text-style-name="P1" draw:layer="layout" svg:x1="0.698cm" svg:y1="7.898cm" svg:x2="32.298cm" svg:y2="7.898cm">
          <text:p/>
        </draw:line>
        <draw:custom-shape draw:style-name="gr3" draw:text-style-name="P1" draw:layer="layout" svg:width="0.5cm" svg:height="0.5cm" svg:x="30cm" svg:y="2.599cm">
          <text:p/>
          <draw:enhanced-geometry svg:viewBox="0 0 21600 21600" draw:type="rectangle" draw:enhanced-path="M 0 0 L 21600 0 21600 21600 0 21600 0 0 Z N"/>
        </draw:custom-shape>
        <draw:line draw:style-name="gr1" draw:text-style-name="P1" draw:layer="layout" svg:x1="0.698cm" svg:y1="1.898cm" svg:x2="32.298cm" svg:y2="1.898cm">
          <text:p/>
        </draw:line>
        <draw:line draw:style-name="gr1" draw:text-style-name="P1" draw:layer="layout" svg:x1="30.498cm" svg:y1="0.499cm" svg:x2="30.498cm" svg:y2="11.8cm">
          <text:p/>
        </draw:line>
        <draw:line draw:style-name="gr1" draw:text-style-name="P1" draw:layer="layout" svg:x1="29.998cm" svg:y1="0.499cm" svg:x2="29.998cm" svg:y2="12.2cm">
          <text:p/>
        </draw:line>
        <draw:line draw:style-name="gr1" draw:text-style-name="P1" draw:layer="layout" svg:x1="0.699cm" svg:y1="10.499cm" svg:x2="31.3cm" svg:y2="10.499cm">
          <text:p/>
        </draw:line>
        <draw:line draw:style-name="gr1" draw:text-style-name="P1" draw:layer="layout" svg:x1="0.699cm" svg:y1="10.999cm" svg:x2="32.1cm" svg:y2="10.999cm">
          <text:p/>
        </draw:line>
        <draw:polygon draw:style-name="gr6" draw:text-style-name="P1" draw:layer="layout" svg:width="1.499cm" svg:height="2.399cm" svg:x="29cm" svg:y="10.2cm" svg:viewBox="0 0 1500 2400" draw:points="1000,800 1500,800 1500,300 1000,300 1000,0 600,0 600,500 200,500 200,0 0,0 0,2400">
          <text:p/>
        </draw:polygon>
        <draw:custom-shape draw:style-name="gr7" draw:text-style-name="P1" draw:layer="measurelines" svg:width="25.9cm" svg:height="7.6cm" svg:x="1.2cm" svg:y="1.1cm">
          <text:p/>
          <draw:enhanced-geometry svg:viewBox="0 0 21600 21600" draw:type="rectangle" draw:enhanced-path="M 0 0 L 21600 0 21600 21600 0 21600 0 0 Z N"/>
        </draw:custom-shape>
        <draw:custom-shape draw:style-name="gr7" draw:text-style-name="P1" draw:layer="measurelines" svg:width="25.9cm" svg:height="7.6cm" svg:x="1.199cm" svg:y="17.399cm">
          <text:p/>
          <draw:enhanced-geometry svg:viewBox="0 0 21600 21600" draw:type="rectangle" draw:enhanced-path="M 0 0 L 21600 0 21600 21600 0 21600 0 0 Z N"/>
        </draw:custom-shape>
        <draw:polygon draw:style-name="gr4" draw:text-style-name="P1" draw:layer="measurelines" svg:width="26.899cm" svg:height="2.499cm" draw:transform="rotate (-3.14159265358979) translate (27.599cm 15.499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02T23:00:02</dc:date>
    <meta:editing-duration>PT6H37M4S</meta:editing-duration>
    <meta:editing-cycles>32</meta:editing-cycles>
    <meta:generator>LibreOffice/3.5$MacOSX_x86 LibreOffice_project/165a79a-7059095-e13bb37-fef39a4-9503d18</meta:generator>
    <meta:document-statistic meta:object-count="80"/>
  </office:meta>
</office:document-meta>
</file>